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6937in"/>
    </style:style>
    <style:style style:name="ro1" style:family="table-row">
      <style:table-row-properties style:row-height="0.62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00cc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37">
      <style:table-cell-properties fo:background-color="#ffff99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1"/>
        <table:table-column table:style-name="co3" table:default-cell-style-name="ce5"/>
        <table:table-column table:style-name="co4" table:default-cell-style-name="ce1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ширина кадра</text:p>
          </table:table-cell>
          <table:table-cell table:style-name="Default" office:value-type="string" calcext:value-type="string">
            <text:p>высота кадра</text:p>
          </table:table-cell>
          <table:table-cell table:style-name="Default" office:value-type="string" calcext:value-type="string">
            <text:p>бит на пиксель</text:p>
          </table:table-cell>
          <table:table-cell table:style-name="Default" office:value-type="string" calcext:value-type="string">
            <text:p>кадров в сек</text:p>
          </table:table-cell>
          <table:table-cell table:style-name="Default" office:value-type="string" calcext:value-type="string">
            <text:p>дискрепизация</text:p>
          </table:table-cell>
          <table:table-cell table:style-name="Default" office:value-type="string" calcext:value-type="string">
            <text:p>скорость передачи данных бит/с</text:p>
          </table:table-cell>
          <table:table-cell office:value-type="string" calcext:value-type="string">
            <text:p>Mbit/s</text:p>
          </table:table-cell>
          <table:table-cell table:style-name="ce6" office:value-type="string" calcext:value-type="string">
            <text:p>Gibit/s</text:p>
          </table:table-cell>
          <table:table-cell/>
          <table:table-cell office:value-type="string" calcext:value-type="string">
            <text:p>среднее</text:p>
          </table:table-cell>
        </table:table-row>
        <table:table-row table:style-name="ro2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2]*[.A2]*[.B2]*[.D2]*1.5" office:value-type="float" office:value="92160000" calcext:value-type="float">
            <text:p>92160000</text:p>
          </table:table-cell>
          <table:table-cell table:formula="of:=[.F2]/1000000" office:value-type="float" office:value="92.16" calcext:value-type="float">
            <text:p>92.16</text:p>
          </table:table-cell>
          <table:table-cell table:formula="of:=[.F2]/1000000000" office:value-type="float" office:value="0.09216" calcext:value-type="float">
            <text:p>0.09216</text:p>
          </table:table-cell>
          <table:table-cell/>
          <table:table-cell table:formula="of:=([.G2]+[.G3]+[.G4]+[.G5])/4" office:value-type="float" office:value="114.048" calcext:value-type="float">
            <text:p>114.048</text:p>
          </table:table-cell>
        </table:table-row>
        <table:table-row table:style-name="ro2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3]*[.A3]*[.B3]*[.D3]*1.5" office:value-type="float" office:value="115200000" calcext:value-type="float">
            <text:p>115200000</text:p>
          </table:table-cell>
          <table:table-cell table:formula="of:=[.F3]/1000000" office:value-type="float" office:value="115.2" calcext:value-type="float">
            <text:p>115.2</text:p>
          </table:table-cell>
          <table:table-cell table:formula="of:=[.F3]/1000000000" office:value-type="float" office:value="0.1152" calcext:value-type="float">
            <text:p>0.1152</text:p>
          </table:table-cell>
          <table:table-cell table:number-columns-repeated="2"/>
        </table:table-row>
        <table:table-row table:style-name="ro2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4]*[.A4]*[.B4]*[.D4]*1.5" office:value-type="float" office:value="110592000" calcext:value-type="float">
            <text:p>110592000</text:p>
          </table:table-cell>
          <table:table-cell table:formula="of:=[.F4]/1000000" office:value-type="float" office:value="110.592" calcext:value-type="float">
            <text:p>110.592</text:p>
          </table:table-cell>
          <table:table-cell table:formula="of:=[.F4]/1000000000" office:value-type="float" office:value="0.110592" calcext:value-type="float">
            <text:p>0.110592</text:p>
          </table:table-cell>
          <table:table-cell table:number-columns-repeated="2"/>
        </table:table-row>
        <table:table-row table:style-name="ro2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5]*[.A5]*[.B5]*[.D5]*1.5" office:value-type="float" office:value="138240000" calcext:value-type="float">
            <text:p>138240000</text:p>
          </table:table-cell>
          <table:table-cell table:formula="of:=[.F5]/1000000" office:value-type="float" office:value="138.24" calcext:value-type="float">
            <text:p>138.24</text:p>
          </table:table-cell>
          <table:table-cell table:formula="of:=[.F5]/1000000000" office:value-type="float" office:value="0.13824" calcext:value-type="float">
            <text:p>0.13824</text:p>
          </table:table-cell>
          <table:table-cell table:number-columns-repeated="2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6]*[.A6]*[.B6]*[.D6]*1.5" office:value-type="float" office:value="92160000" calcext:value-type="float">
            <text:p>92160000</text:p>
          </table:table-cell>
          <table:table-cell table:formula="of:=[.F6]/1000000" office:value-type="float" office:value="92.16" calcext:value-type="float">
            <text:p>92.16</text:p>
          </table:table-cell>
          <table:table-cell table:formula="of:=[.F6]/1000000000" office:value-type="float" office:value="0.09216" calcext:value-type="float">
            <text:p>0.09216</text:p>
          </table:table-cell>
          <table:table-cell/>
          <table:table-cell table:formula="of:=([.G6]+[.G7]+[.G8]+[.G9])/4" office:value-type="float" office:value="114.048" calcext:value-type="float">
            <text:p>114.048</text:p>
          </table:table-cell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7]*[.A7]*[.B7]*[.D7]*1.5" office:value-type="float" office:value="115200000" calcext:value-type="float">
            <text:p>115200000</text:p>
          </table:table-cell>
          <table:table-cell table:formula="of:=[.F7]/1000000" office:value-type="float" office:value="115.2" calcext:value-type="float">
            <text:p>115.2</text:p>
          </table:table-cell>
          <table:table-cell table:formula="of:=[.F7]/1000000000" office:value-type="float" office:value="0.1152" calcext:value-type="float">
            <text:p>0.1152</text:p>
          </table:table-cell>
          <table:table-cell table:number-columns-repeated="2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8]*[.A8]*[.B8]*[.D8]*1.5" office:value-type="float" office:value="110592000" calcext:value-type="float">
            <text:p>110592000</text:p>
          </table:table-cell>
          <table:table-cell table:formula="of:=[.F8]/1000000" office:value-type="float" office:value="110.592" calcext:value-type="float">
            <text:p>110.592</text:p>
          </table:table-cell>
          <table:table-cell table:formula="of:=[.F8]/1000000000" office:value-type="float" office:value="0.110592" calcext:value-type="float">
            <text:p>0.110592</text:p>
          </table:table-cell>
          <table:table-cell table:number-columns-repeated="2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9]*[.A9]*[.B9]*[.D9]*1.5" office:value-type="float" office:value="138240000" calcext:value-type="float">
            <text:p>138240000</text:p>
          </table:table-cell>
          <table:table-cell table:formula="of:=[.F9]/1000000" office:value-type="float" office:value="138.24" calcext:value-type="float">
            <text:p>138.24</text:p>
          </table:table-cell>
          <table:table-cell table:formula="of:=[.F9]/1000000000" office:value-type="float" office:value="0.13824" calcext:value-type="float">
            <text:p>0.13824</text:p>
          </table:table-cell>
          <table:table-cell table:number-columns-repeated="2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10]*[.A10]*[.B10]*[.D10]*2" office:value-type="float" office:value="122880000" calcext:value-type="float">
            <text:p>122880000</text:p>
          </table:table-cell>
          <table:table-cell table:formula="of:=[.F10]/1000000" office:value-type="float" office:value="122.88" calcext:value-type="float">
            <text:p>122.88</text:p>
          </table:table-cell>
          <table:table-cell table:formula="of:=[.F10]/1000000000" office:value-type="float" office:value="0.12288" calcext:value-type="float">
            <text:p>0.12288</text:p>
          </table:table-cell>
          <table:table-cell/>
          <table:table-cell table:formula="of:=([.G10]+[.G11]+[.G12]+[.G13])/4" office:value-type="float" office:value="152.064" calcext:value-type="float">
            <text:p>152.064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11]*[.A11]*[.B11]*[.D11]*2" office:value-type="float" office:value="153600000" calcext:value-type="float">
            <text:p>153600000</text:p>
          </table:table-cell>
          <table:table-cell table:formula="of:=[.F11]/1000000" office:value-type="float" office:value="153.6" calcext:value-type="float">
            <text:p>153.6</text:p>
          </table:table-cell>
          <table:table-cell table:formula="of:=[.F11]/1000000000" office:value-type="float" office:value="0.1536" calcext:value-type="float">
            <text:p>0.1536</text:p>
          </table:table-cell>
          <table:table-cell table:number-columns-repeated="2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12]*[.A12]*[.B12]*[.D12]*2" office:value-type="float" office:value="147456000" calcext:value-type="float">
            <text:p>147456000</text:p>
          </table:table-cell>
          <table:table-cell table:formula="of:=[.F12]/1000000" office:value-type="float" office:value="147.456" calcext:value-type="float">
            <text:p>147.456</text:p>
          </table:table-cell>
          <table:table-cell table:formula="of:=[.F12]/1000000000" office:value-type="float" office:value="0.147456" calcext:value-type="float">
            <text:p>0.147456</text:p>
          </table:table-cell>
          <table:table-cell table:number-columns-repeated="2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13]*[.A13]*[.B13]*[.D13]*2" office:value-type="float" office:value="184320000" calcext:value-type="float">
            <text:p>184320000</text:p>
          </table:table-cell>
          <table:table-cell table:formula="of:=[.F13]/1000000" office:value-type="float" office:value="184.32" calcext:value-type="float">
            <text:p>184.32</text:p>
          </table:table-cell>
          <table:table-cell table:formula="of:=[.F13]/1000000000" office:value-type="float" office:value="0.18432" calcext:value-type="float">
            <text:p>0.18432</text:p>
          </table:table-cell>
          <table:table-cell table:number-columns-repeated="2"/>
        </table:table-row>
        <table:table-row table:style-name="ro2"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14]*[.A14]*[.B14]*[.D14]*3" office:value-type="float" office:value="184320000" calcext:value-type="float">
            <text:p>184320000</text:p>
          </table:table-cell>
          <table:table-cell table:formula="of:=[.F14]/1000000" office:value-type="float" office:value="184.32" calcext:value-type="float">
            <text:p>184.32</text:p>
          </table:table-cell>
          <table:table-cell table:formula="of:=[.F14]/1000000000" office:value-type="float" office:value="0.18432" calcext:value-type="float">
            <text:p>0.18432</text:p>
          </table:table-cell>
          <table:table-cell/>
          <table:table-cell table:formula="of:=([.G14]+[.G15]+[.G16]+[.G17])/4" office:value-type="float" office:value="228.096" calcext:value-type="float">
            <text:p>228.096</text:p>
          </table:table-cell>
        </table:table-row>
        <table:table-row table:style-name="ro2"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15]*[.A15]*[.B15]*[.D15]*3" office:value-type="float" office:value="230400000" calcext:value-type="float">
            <text:p>230400000</text:p>
          </table:table-cell>
          <table:table-cell table:formula="of:=[.F15]/1000000" office:value-type="float" office:value="230.4" calcext:value-type="float">
            <text:p>230.4</text:p>
          </table:table-cell>
          <table:table-cell table:formula="of:=[.F15]/1000000000" office:value-type="float" office:value="0.2304" calcext:value-type="float">
            <text:p>0.2304</text:p>
          </table:table-cell>
          <table:table-cell table:number-columns-repeated="2"/>
        </table:table-row>
        <table:table-row table:style-name="ro2"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16]*[.A16]*[.B16]*[.D16]*3" office:value-type="float" office:value="221184000" calcext:value-type="float">
            <text:p>221184000</text:p>
          </table:table-cell>
          <table:table-cell table:formula="of:=[.F16]/1000000" office:value-type="float" office:value="221.184" calcext:value-type="float">
            <text:p>221.184</text:p>
          </table:table-cell>
          <table:table-cell table:formula="of:=[.F16]/1000000000" office:value-type="float" office:value="0.221184" calcext:value-type="float">
            <text:p>0.221184</text:p>
          </table:table-cell>
          <table:table-cell table:number-columns-repeated="2"/>
        </table:table-row>
        <table:table-row table:style-name="ro2"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17]*[.A17]*[.B17]*[.D17]*3" office:value-type="float" office:value="276480000" calcext:value-type="float">
            <text:p>276480000</text:p>
          </table:table-cell>
          <table:table-cell table:formula="of:=[.F17]/1000000" office:value-type="float" office:value="276.48" calcext:value-type="float">
            <text:p>276.48</text:p>
          </table:table-cell>
          <table:table-cell table:formula="of:=[.F17]/1000000000" office:value-type="float" office:value="0.27648" calcext:value-type="float">
            <text:p>0.27648</text:p>
          </table:table-cell>
          <table:table-cell table:number-columns-repeated="2"/>
        </table:table-row>
        <table:table-row table:style-name="ro2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18]*[.A18]*[.B18]*[.D18]*1.5" office:value-type="float" office:value="124416000" calcext:value-type="float">
            <text:p>124416000</text:p>
          </table:table-cell>
          <table:table-cell table:formula="of:=[.F18]/1000000" office:value-type="float" office:value="124.416" calcext:value-type="float">
            <text:p>124.416</text:p>
          </table:table-cell>
          <table:table-cell table:formula="of:=[.F18]/1000000000" office:value-type="float" office:value="0.124416" calcext:value-type="float">
            <text:p>0.124416</text:p>
          </table:table-cell>
          <table:table-cell/>
          <table:table-cell table:formula="of:=([.G18]+[.G19]+[.G20]+[.G21])/4" office:value-type="float" office:value="153.9648" calcext:value-type="float">
            <text:p>153.9648</text:p>
          </table:table-cell>
        </table:table-row>
        <table:table-row table:style-name="ro2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19]*[.A19]*[.B19]*[.D19]*1.5" office:value-type="float" office:value="155520000" calcext:value-type="float">
            <text:p>155520000</text:p>
          </table:table-cell>
          <table:table-cell table:formula="of:=[.F19]/1000000" office:value-type="float" office:value="155.52" calcext:value-type="float">
            <text:p>155.52</text:p>
          </table:table-cell>
          <table:table-cell table:formula="of:=[.F19]/1000000000" office:value-type="float" office:value="0.15552" calcext:value-type="float">
            <text:p>0.15552</text:p>
          </table:table-cell>
          <table:table-cell table:number-columns-repeated="2"/>
        </table:table-row>
        <table:table-row table:style-name="ro2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20]*[.A20]*[.B20]*[.D20]*1.5" office:value-type="float" office:value="149299200" calcext:value-type="float">
            <text:p>149299200</text:p>
          </table:table-cell>
          <table:table-cell table:formula="of:=[.F20]/1000000" office:value-type="float" office:value="149.2992" calcext:value-type="float">
            <text:p>149.2992</text:p>
          </table:table-cell>
          <table:table-cell table:formula="of:=[.F20]/1000000000" office:value-type="float" office:value="0.1492992" calcext:value-type="float">
            <text:p>0.1492992</text:p>
          </table:table-cell>
          <table:table-cell table:number-columns-repeated="2"/>
        </table:table-row>
        <table:table-row table:style-name="ro2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21]*[.A21]*[.B21]*[.D21]*1.5" office:value-type="float" office:value="186624000" calcext:value-type="float">
            <text:p>186624000</text:p>
          </table:table-cell>
          <table:table-cell table:formula="of:=[.F21]/1000000" office:value-type="float" office:value="186.624" calcext:value-type="float">
            <text:p>186.624</text:p>
          </table:table-cell>
          <table:table-cell table:formula="of:=[.F21]/1000000000" office:value-type="float" office:value="0.186624" calcext:value-type="float">
            <text:p>0.186624</text:p>
          </table:table-cell>
          <table:table-cell table:number-columns-repeated="2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22]*[.A22]*[.B22]*[.D22]*1.5" office:value-type="float" office:value="124416000" calcext:value-type="float">
            <text:p>124416000</text:p>
          </table:table-cell>
          <table:table-cell table:formula="of:=[.F22]/1000000" office:value-type="float" office:value="124.416" calcext:value-type="float">
            <text:p>124.416</text:p>
          </table:table-cell>
          <table:table-cell table:formula="of:=[.F22]/1000000000" office:value-type="float" office:value="0.124416" calcext:value-type="float">
            <text:p>0.124416</text:p>
          </table:table-cell>
          <table:table-cell/>
          <table:table-cell table:formula="of:=([.G22]+[.G23]+[.G24]+[.G25])/4" office:value-type="float" office:value="153.9648" calcext:value-type="float">
            <text:p>153.9648</text:p>
          </table:table-cell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23]*[.A23]*[.B23]*[.D23]*1.5" office:value-type="float" office:value="155520000" calcext:value-type="float">
            <text:p>155520000</text:p>
          </table:table-cell>
          <table:table-cell table:formula="of:=[.F23]/1000000" office:value-type="float" office:value="155.52" calcext:value-type="float">
            <text:p>155.52</text:p>
          </table:table-cell>
          <table:table-cell table:formula="of:=[.F23]/1000000000" office:value-type="float" office:value="0.15552" calcext:value-type="float">
            <text:p>0.15552</text:p>
          </table:table-cell>
          <table:table-cell table:number-columns-repeated="2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24]*[.A24]*[.B24]*[.D24]*1.5" office:value-type="float" office:value="149299200" calcext:value-type="float">
            <text:p>149299200</text:p>
          </table:table-cell>
          <table:table-cell table:formula="of:=[.F24]/1000000" office:value-type="float" office:value="149.2992" calcext:value-type="float">
            <text:p>149.2992</text:p>
          </table:table-cell>
          <table:table-cell table:formula="of:=[.F24]/1000000000" office:value-type="float" office:value="0.1492992" calcext:value-type="float">
            <text:p>0.1492992</text:p>
          </table:table-cell>
          <table:table-cell table:number-columns-repeated="2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25]*[.A25]*[.B25]*[.D25]*1.5" office:value-type="float" office:value="186624000" calcext:value-type="float">
            <text:p>186624000</text:p>
          </table:table-cell>
          <table:table-cell table:formula="of:=[.F25]/1000000" office:value-type="float" office:value="186.624" calcext:value-type="float">
            <text:p>186.624</text:p>
          </table:table-cell>
          <table:table-cell table:formula="of:=[.F25]/1000000000" office:value-type="float" office:value="0.186624" calcext:value-type="float">
            <text:p>0.186624</text:p>
          </table:table-cell>
          <table:table-cell table:number-columns-repeated="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26]*[.A26]*[.B26]*[.D26]*2" office:value-type="float" office:value="165888000" calcext:value-type="float">
            <text:p>165888000</text:p>
          </table:table-cell>
          <table:table-cell table:formula="of:=[.F26]/1000000" office:value-type="float" office:value="165.888" calcext:value-type="float">
            <text:p>165.888</text:p>
          </table:table-cell>
          <table:table-cell table:formula="of:=[.F26]/1000000000" office:value-type="float" office:value="0.165888" calcext:value-type="float">
            <text:p>0.165888</text:p>
          </table:table-cell>
          <table:table-cell/>
          <table:table-cell table:formula="of:=([.G26]+[.G27]+[.G28]+[.G29])/4" office:value-type="float" office:value="205.2864" calcext:value-type="float">
            <text:p>205.2864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27]*[.A27]*[.B27]*[.D27]*2" office:value-type="float" office:value="207360000" calcext:value-type="float">
            <text:p>207360000</text:p>
          </table:table-cell>
          <table:table-cell table:formula="of:=[.F27]/1000000" office:value-type="float" office:value="207.36" calcext:value-type="float">
            <text:p>207.36</text:p>
          </table:table-cell>
          <table:table-cell table:formula="of:=[.F27]/1000000000" office:value-type="float" office:value="0.20736" calcext:value-type="float">
            <text:p>0.20736</text:p>
          </table:table-cell>
          <table:table-cell table:number-columns-repeated="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28]*[.A28]*[.B28]*[.D28]*2" office:value-type="float" office:value="199065600" calcext:value-type="float">
            <text:p>199065600</text:p>
          </table:table-cell>
          <table:table-cell table:formula="of:=[.F28]/1000000" office:value-type="float" office:value="199.0656" calcext:value-type="float">
            <text:p>199.0656</text:p>
          </table:table-cell>
          <table:table-cell table:formula="of:=[.F28]/1000000000" office:value-type="float" office:value="0.1990656" calcext:value-type="float">
            <text:p>0.1990656</text:p>
          </table:table-cell>
          <table:table-cell table:number-columns-repeated="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29]*[.A29]*[.B29]*[.D29]*2" office:value-type="float" office:value="248832000" calcext:value-type="float">
            <text:p>248832000</text:p>
          </table:table-cell>
          <table:table-cell table:formula="of:=[.F29]/1000000" office:value-type="float" office:value="248.832" calcext:value-type="float">
            <text:p>248.832</text:p>
          </table:table-cell>
          <table:table-cell table:formula="of:=[.F29]/1000000000" office:value-type="float" office:value="0.248832" calcext:value-type="float">
            <text:p>0.248832</text:p>
          </table:table-cell>
          <table:table-cell table:number-columns-repeated="2"/>
        </table:table-row>
        <table:table-row table:style-name="ro2"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30]*[.A30]*[.B30]*[.D30]*3" office:value-type="float" office:value="248832000" calcext:value-type="float">
            <text:p>248832000</text:p>
          </table:table-cell>
          <table:table-cell table:formula="of:=[.F30]/1000000" office:value-type="float" office:value="248.832" calcext:value-type="float">
            <text:p>248.832</text:p>
          </table:table-cell>
          <table:table-cell table:formula="of:=[.F30]/1000000000" office:value-type="float" office:value="0.248832" calcext:value-type="float">
            <text:p>0.248832</text:p>
          </table:table-cell>
          <table:table-cell/>
          <table:table-cell table:formula="of:=([.G30]+[.G31]+[.G32]+[.G33])/4" office:value-type="float" office:value="307.9296" calcext:value-type="float">
            <text:p>307.9296</text:p>
          </table:table-cell>
        </table:table-row>
        <table:table-row table:style-name="ro2"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31]*[.A31]*[.B31]*[.D31]*3" office:value-type="float" office:value="311040000" calcext:value-type="float">
            <text:p>311040000</text:p>
          </table:table-cell>
          <table:table-cell table:formula="of:=[.F31]/1000000" office:value-type="float" office:value="311.04" calcext:value-type="float">
            <text:p>311.04</text:p>
          </table:table-cell>
          <table:table-cell table:formula="of:=[.F31]/1000000000" office:value-type="float" office:value="0.31104" calcext:value-type="float">
            <text:p>0.31104</text:p>
          </table:table-cell>
          <table:table-cell table:number-columns-repeated="2"/>
        </table:table-row>
        <table:table-row table:style-name="ro2"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32]*[.A32]*[.B32]*[.D32]*3" office:value-type="float" office:value="298598400" calcext:value-type="float">
            <text:p>298598400</text:p>
          </table:table-cell>
          <table:table-cell table:formula="of:=[.F32]/1000000" office:value-type="float" office:value="298.5984" calcext:value-type="float">
            <text:p>298.5984</text:p>
          </table:table-cell>
          <table:table-cell table:formula="of:=[.F32]/1000000000" office:value-type="float" office:value="0.2985984" calcext:value-type="float">
            <text:p>0.2985984</text:p>
          </table:table-cell>
          <table:table-cell table:number-columns-repeated="2"/>
        </table:table-row>
        <table:table-row table:style-name="ro2"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33]*[.A33]*[.B33]*[.D33]*3" office:value-type="float" office:value="373248000" calcext:value-type="float">
            <text:p>373248000</text:p>
          </table:table-cell>
          <table:table-cell table:formula="of:=[.F33]/1000000" office:value-type="float" office:value="373.248" calcext:value-type="float">
            <text:p>373.248</text:p>
          </table:table-cell>
          <table:table-cell table:formula="of:=[.F33]/1000000000" office:value-type="float" office:value="0.373248" calcext:value-type="float">
            <text:p>0.373248</text:p>
          </table:table-cell>
          <table:table-cell table:number-columns-repeated="2"/>
        </table:table-row>
        <table:table-row table:style-name="ro2"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34]*[.A34]*[.B34]*[.D34]*1.5" office:value-type="float" office:value="276480000" calcext:value-type="float">
            <text:p>276480000</text:p>
          </table:table-cell>
          <table:table-cell table:formula="of:=[.F34]/1000000" office:value-type="float" office:value="276.48" calcext:value-type="float">
            <text:p>276.48</text:p>
          </table:table-cell>
          <table:table-cell table:formula="of:=[.F34]/1000000000" office:value-type="float" office:value="0.27648" calcext:value-type="float">
            <text:p>0.27648</text:p>
          </table:table-cell>
          <table:table-cell/>
          <table:table-cell table:formula="of:=([.G34]+[.G35]+[.G36]+[.G37])/4" office:value-type="float" office:value="342.144" calcext:value-type="float">
            <text:p>342.144</text:p>
          </table:table-cell>
        </table:table-row>
        <table:table-row table:style-name="ro2"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35]*[.A35]*[.B35]*[.D35]*1.5" office:value-type="float" office:value="345600000" calcext:value-type="float">
            <text:p>345600000</text:p>
          </table:table-cell>
          <table:table-cell table:formula="of:=[.F35]/1000000" office:value-type="float" office:value="345.6" calcext:value-type="float">
            <text:p>345.6</text:p>
          </table:table-cell>
          <table:table-cell table:formula="of:=[.F35]/1000000000" office:value-type="float" office:value="0.3456" calcext:value-type="float">
            <text:p>0.3456</text:p>
          </table:table-cell>
          <table:table-cell table:number-columns-repeated="2"/>
        </table:table-row>
        <table:table-row table:style-name="ro2"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36]*[.A36]*[.B36]*[.D36]*1.5" office:value-type="float" office:value="331776000" calcext:value-type="float">
            <text:p>331776000</text:p>
          </table:table-cell>
          <table:table-cell table:formula="of:=[.F36]/1000000" office:value-type="float" office:value="331.776" calcext:value-type="float">
            <text:p>331.776</text:p>
          </table:table-cell>
          <table:table-cell table:formula="of:=[.F36]/1000000000" office:value-type="float" office:value="0.331776" calcext:value-type="float">
            <text:p>0.331776</text:p>
          </table:table-cell>
          <table:table-cell table:number-columns-repeated="2"/>
        </table:table-row>
        <table:table-row table:style-name="ro2"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37]*[.A37]*[.B37]*[.D37]*1.5" office:value-type="float" office:value="414720000" calcext:value-type="float">
            <text:p>414720000</text:p>
          </table:table-cell>
          <table:table-cell table:formula="of:=[.F37]/1000000" office:value-type="float" office:value="414.72" calcext:value-type="float">
            <text:p>414.72</text:p>
          </table:table-cell>
          <table:table-cell table:formula="of:=[.F37]/1000000000" office:value-type="float" office:value="0.41472" calcext:value-type="float">
            <text:p>0.41472</text:p>
          </table:table-cell>
          <table:table-cell table:number-columns-repeated="2"/>
        </table:table-row>
        <table:table-row table:style-name="ro2"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38]*[.A38]*[.B38]*[.D38]*1.5" office:value-type="float" office:value="276480000" calcext:value-type="float">
            <text:p>276480000</text:p>
          </table:table-cell>
          <table:table-cell table:formula="of:=[.F38]/1000000" office:value-type="float" office:value="276.48" calcext:value-type="float">
            <text:p>276.48</text:p>
          </table:table-cell>
          <table:table-cell table:formula="of:=[.F38]/1000000000" office:value-type="float" office:value="0.27648" calcext:value-type="float">
            <text:p>0.27648</text:p>
          </table:table-cell>
          <table:table-cell/>
          <table:table-cell table:formula="of:=([.G38]+[.G39]+[.G40]+[.G41])/4" office:value-type="float" office:value="342.144" calcext:value-type="float">
            <text:p>342.144</text:p>
          </table:table-cell>
        </table:table-row>
        <table:table-row table:style-name="ro2"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39]*[.A39]*[.B39]*[.D39]*1.5" office:value-type="float" office:value="345600000" calcext:value-type="float">
            <text:p>345600000</text:p>
          </table:table-cell>
          <table:table-cell table:formula="of:=[.F39]/1000000" office:value-type="float" office:value="345.6" calcext:value-type="float">
            <text:p>345.6</text:p>
          </table:table-cell>
          <table:table-cell table:formula="of:=[.F39]/1000000000" office:value-type="float" office:value="0.3456" calcext:value-type="float">
            <text:p>0.3456</text:p>
          </table:table-cell>
          <table:table-cell table:number-columns-repeated="2"/>
        </table:table-row>
        <table:table-row table:style-name="ro2"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40]*[.A40]*[.B40]*[.D40]*1.5" office:value-type="float" office:value="331776000" calcext:value-type="float">
            <text:p>331776000</text:p>
          </table:table-cell>
          <table:table-cell table:formula="of:=[.F40]/1000000" office:value-type="float" office:value="331.776" calcext:value-type="float">
            <text:p>331.776</text:p>
          </table:table-cell>
          <table:table-cell table:formula="of:=[.F40]/1000000000" office:value-type="float" office:value="0.331776" calcext:value-type="float">
            <text:p>0.331776</text:p>
          </table:table-cell>
          <table:table-cell table:number-columns-repeated="2"/>
        </table:table-row>
        <table:table-row table:style-name="ro2"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41]*[.A41]*[.B41]*[.D41]*1.5" office:value-type="float" office:value="414720000" calcext:value-type="float">
            <text:p>414720000</text:p>
          </table:table-cell>
          <table:table-cell table:formula="of:=[.F41]/1000000" office:value-type="float" office:value="414.72" calcext:value-type="float">
            <text:p>414.72</text:p>
          </table:table-cell>
          <table:table-cell table:formula="of:=[.F41]/1000000000" office:value-type="float" office:value="0.41472" calcext:value-type="float">
            <text:p>0.41472</text:p>
          </table:table-cell>
          <table:table-cell table:number-columns-repeated="2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42]*[.A42]*[.B42]*[.D42]*2" office:value-type="float" office:value="368640000" calcext:value-type="float">
            <text:p>368640000</text:p>
          </table:table-cell>
          <table:table-cell table:formula="of:=[.F42]/1000000" office:value-type="float" office:value="368.64" calcext:value-type="float">
            <text:p>368.64</text:p>
          </table:table-cell>
          <table:table-cell table:formula="of:=[.F42]/1000000000" office:value-type="float" office:value="0.36864" calcext:value-type="float">
            <text:p>0.36864</text:p>
          </table:table-cell>
          <table:table-cell/>
          <table:table-cell table:formula="of:=([.G42]+[.G43]+[.G44]+[.G45])/4" office:value-type="float" office:value="456.192" calcext:value-type="float">
            <text:p>456.192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43]*[.A43]*[.B43]*[.D43]*2" office:value-type="float" office:value="460800000" calcext:value-type="float">
            <text:p>460800000</text:p>
          </table:table-cell>
          <table:table-cell table:formula="of:=[.F43]/1000000" office:value-type="float" office:value="460.8" calcext:value-type="float">
            <text:p>460.8</text:p>
          </table:table-cell>
          <table:table-cell table:formula="of:=[.F43]/1000000000" office:value-type="float" office:value="0.4608" calcext:value-type="float">
            <text:p>0.4608</text:p>
          </table:table-cell>
          <table:table-cell table:number-columns-repeated="2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44]*[.A44]*[.B44]*[.D44]*2" office:value-type="float" office:value="442368000" calcext:value-type="float">
            <text:p>442368000</text:p>
          </table:table-cell>
          <table:table-cell table:formula="of:=[.F44]/1000000" office:value-type="float" office:value="442.368" calcext:value-type="float">
            <text:p>442.368</text:p>
          </table:table-cell>
          <table:table-cell table:formula="of:=[.F44]/1000000000" office:value-type="float" office:value="0.442368" calcext:value-type="float">
            <text:p>0.442368</text:p>
          </table:table-cell>
          <table:table-cell table:number-columns-repeated="2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45]*[.A45]*[.B45]*[.D45]*2" office:value-type="float" office:value="552960000" calcext:value-type="float">
            <text:p>552960000</text:p>
          </table:table-cell>
          <table:table-cell table:formula="of:=[.F45]/1000000" office:value-type="float" office:value="552.96" calcext:value-type="float">
            <text:p>552.96</text:p>
          </table:table-cell>
          <table:table-cell table:formula="of:=[.F45]/1000000000" office:value-type="float" office:value="0.55296" calcext:value-type="float">
            <text:p>0.55296</text:p>
          </table:table-cell>
          <table:table-cell table:number-columns-repeated="2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46]*[.A46]*[.B46]*[.D46]*3" office:value-type="float" office:value="552960000" calcext:value-type="float">
            <text:p>552960000</text:p>
          </table:table-cell>
          <table:table-cell table:formula="of:=[.F46]/1000000" office:value-type="float" office:value="552.96" calcext:value-type="float">
            <text:p>552.96</text:p>
          </table:table-cell>
          <table:table-cell table:formula="of:=[.F46]/1000000000" office:value-type="float" office:value="0.55296" calcext:value-type="float">
            <text:p>0.55296</text:p>
          </table:table-cell>
          <table:table-cell/>
          <table:table-cell table:formula="of:=([.G46]+[.G47]+[.G48]+[.G49])/4" office:value-type="float" office:value="684.288" calcext:value-type="float">
            <text:p>684.288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47]*[.A47]*[.B47]*[.D47]*3" office:value-type="float" office:value="691200000" calcext:value-type="float">
            <text:p>691200000</text:p>
          </table:table-cell>
          <table:table-cell table:formula="of:=[.F47]/1000000" office:value-type="float" office:value="691.2" calcext:value-type="float">
            <text:p>691.2</text:p>
          </table:table-cell>
          <table:table-cell table:formula="of:=[.F47]/1000000000" office:value-type="float" office:value="0.6912" calcext:value-type="float">
            <text:p>0.6912</text:p>
          </table:table-cell>
          <table:table-cell table:number-columns-repeated="2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48]*[.A48]*[.B48]*[.D48]*3" office:value-type="float" office:value="663552000" calcext:value-type="float">
            <text:p>663552000</text:p>
          </table:table-cell>
          <table:table-cell table:formula="of:=[.F48]/1000000" office:value-type="float" office:value="663.552" calcext:value-type="float">
            <text:p>663.552</text:p>
          </table:table-cell>
          <table:table-cell table:formula="of:=[.F48]/1000000000" office:value-type="float" office:value="0.663552" calcext:value-type="float">
            <text:p>0.663552</text:p>
          </table:table-cell>
          <table:table-cell table:number-columns-repeated="2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49]*[.A49]*[.B49]*[.D49]*3" office:value-type="float" office:value="829440000" calcext:value-type="float">
            <text:p>829440000</text:p>
          </table:table-cell>
          <table:table-cell table:formula="of:=[.F49]/1000000" office:value-type="float" office:value="829.44" calcext:value-type="float">
            <text:p>829.44</text:p>
          </table:table-cell>
          <table:table-cell table:formula="of:=[.F49]/1000000000" office:value-type="float" office:value="0.82944" calcext:value-type="float">
            <text:p>0.82944</text:p>
          </table:table-cell>
          <table:table-cell table:number-columns-repeated="2"/>
        </table:table-row>
        <table:table-row table:style-name="ro2"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50]*[.A50]*[.B50]*[.D50]*1.5" office:value-type="float" office:value="622080000" calcext:value-type="float">
            <text:p>622080000</text:p>
          </table:table-cell>
          <table:table-cell table:formula="of:=[.F50]/1000000" office:value-type="float" office:value="622.08" calcext:value-type="float">
            <text:p>622.08</text:p>
          </table:table-cell>
          <table:table-cell table:formula="of:=[.F50]/1000000000" office:value-type="float" office:value="0.62208" calcext:value-type="float">
            <text:p>0.62208</text:p>
          </table:table-cell>
          <table:table-cell/>
          <table:table-cell table:formula="of:=([.G50]+[.G51]+[.G52]+[.G53])/4" office:value-type="float" office:value="769.824" calcext:value-type="float">
            <text:p>769.824</text:p>
          </table:table-cell>
        </table:table-row>
        <table:table-row table:style-name="ro2"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1080" calcext:value-type="float">
            <text:p>10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51]*[.A51]*[.B51]*[.D51]*1.5" office:value-type="float" office:value="777600000" calcext:value-type="float">
            <text:p>777600000</text:p>
          </table:table-cell>
          <table:table-cell table:formula="of:=[.F51]/1000000" office:value-type="float" office:value="777.6" calcext:value-type="float">
            <text:p>777.6</text:p>
          </table:table-cell>
          <table:table-cell table:formula="of:=[.F51]/1000000000" office:value-type="float" office:value="0.7776" calcext:value-type="float">
            <text:p>0.7776</text:p>
          </table:table-cell>
          <table:table-cell table:number-columns-repeated="2"/>
        </table:table-row>
        <table:table-row table:style-name="ro2"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52]*[.A52]*[.B52]*[.D52]*1.5" office:value-type="float" office:value="746496000" calcext:value-type="float">
            <text:p>746496000</text:p>
          </table:table-cell>
          <table:table-cell table:formula="of:=[.F52]/1000000" office:value-type="float" office:value="746.496" calcext:value-type="float">
            <text:p>746.496</text:p>
          </table:table-cell>
          <table:table-cell table:formula="of:=[.F52]/1000000000" office:value-type="float" office:value="0.746496" calcext:value-type="float">
            <text:p>0.746496</text:p>
          </table:table-cell>
          <table:table-cell table:number-columns-repeated="2"/>
        </table:table-row>
        <table:table-row table:style-name="ro2"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1080" calcext:value-type="float">
            <text:p>108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53]*[.A53]*[.B53]*[.D53]*1.5" office:value-type="float" office:value="933120000" calcext:value-type="float">
            <text:p>933120000</text:p>
          </table:table-cell>
          <table:table-cell table:formula="of:=[.F53]/1000000" office:value-type="float" office:value="933.12" calcext:value-type="float">
            <text:p>933.12</text:p>
          </table:table-cell>
          <table:table-cell table:formula="of:=[.F53]/1000000000" office:value-type="float" office:value="0.93312" calcext:value-type="float">
            <text:p>0.93312</text:p>
          </table:table-cell>
          <table:table-cell table:number-columns-repeated="2"/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54]*[.A54]*[.B54]*[.D54]*1.5" office:value-type="float" office:value="622080000" calcext:value-type="float">
            <text:p>622080000</text:p>
          </table:table-cell>
          <table:table-cell table:formula="of:=[.F54]/1000000" office:value-type="float" office:value="622.08" calcext:value-type="float">
            <text:p>622.08</text:p>
          </table:table-cell>
          <table:table-cell table:formula="of:=[.F54]/1000000000" office:value-type="float" office:value="0.62208" calcext:value-type="float">
            <text:p>0.62208</text:p>
          </table:table-cell>
          <table:table-cell/>
          <table:table-cell table:style-name="ce7" table:formula="of:=([.G54]+[.G55]+[.G56]+[.G57])/4" office:value-type="float" office:value="769.824" calcext:value-type="float">
            <text:p>769.824</text:p>
          </table:table-cell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55]*[.A55]*[.B55]*[.D55]*1.5" office:value-type="float" office:value="777600000" calcext:value-type="float">
            <text:p>777600000</text:p>
          </table:table-cell>
          <table:table-cell table:formula="of:=[.F55]/1000000" office:value-type="float" office:value="777.6" calcext:value-type="float">
            <text:p>777.6</text:p>
          </table:table-cell>
          <table:table-cell table:formula="of:=[.F55]/1000000000" office:value-type="float" office:value="0.7776" calcext:value-type="float">
            <text:p>0.7776</text:p>
          </table:table-cell>
          <table:table-cell/>
          <table:table-cell table:style-name="ce7"/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56]*[.A56]*[.B56]*[.D56]*1.5" office:value-type="float" office:value="746496000" calcext:value-type="float">
            <text:p>746496000</text:p>
          </table:table-cell>
          <table:table-cell table:formula="of:=[.F56]/1000000" office:value-type="float" office:value="746.496" calcext:value-type="float">
            <text:p>746.496</text:p>
          </table:table-cell>
          <table:table-cell table:formula="of:=[.F56]/1000000000" office:value-type="float" office:value="0.746496" calcext:value-type="float">
            <text:p>0.746496</text:p>
          </table:table-cell>
          <table:table-cell/>
          <table:table-cell table:style-name="ce7"/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57]*[.A57]*[.B57]*[.D57]*1.5" office:value-type="float" office:value="933120000" calcext:value-type="float">
            <text:p>933120000</text:p>
          </table:table-cell>
          <table:table-cell table:formula="of:=[.F57]/1000000" office:value-type="float" office:value="933.12" calcext:value-type="float">
            <text:p>933.12</text:p>
          </table:table-cell>
          <table:table-cell table:formula="of:=[.F57]/1000000000" office:value-type="float" office:value="0.93312" calcext:value-type="float">
            <text:p>0.93312</text:p>
          </table:table-cell>
          <table:table-cell/>
          <table:table-cell table:style-name="ce7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58]*[.A58]*[.B58]*[.D58]*2" office:value-type="float" office:value="829440000" calcext:value-type="float">
            <text:p>829440000</text:p>
          </table:table-cell>
          <table:table-cell table:formula="of:=[.F58]/1000000" office:value-type="float" office:value="829.44" calcext:value-type="float">
            <text:p>829.44</text:p>
          </table:table-cell>
          <table:table-cell table:formula="of:=[.F58]/1000000000" office:value-type="float" office:value="0.82944" calcext:value-type="float">
            <text:p>0.82944</text:p>
          </table:table-cell>
          <table:table-cell/>
          <table:table-cell table:style-name="ce7" table:formula="of:=([.G58]+[.G59]+[.G60]+[.G61])/4" office:value-type="float" office:value="1026.432" calcext:value-type="float">
            <text:p>1026.432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59]*[.A59]*[.B59]*[.D59]*2" office:value-type="float" office:value="1036800000" calcext:value-type="float">
            <text:p>1036800000</text:p>
          </table:table-cell>
          <table:table-cell table:formula="of:=[.F59]/1000000" office:value-type="float" office:value="1036.8" calcext:value-type="float">
            <text:p>1036.8</text:p>
          </table:table-cell>
          <table:table-cell table:formula="of:=[.F59]/1000000000" office:value-type="float" office:value="1.0368" calcext:value-type="float">
            <text:p>1.0368</text:p>
          </table:table-cell>
          <table:table-cell table:number-columns-repeated="2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60]*[.A60]*[.B60]*[.D60]*2" office:value-type="float" office:value="995328000" calcext:value-type="float">
            <text:p>995328000</text:p>
          </table:table-cell>
          <table:table-cell table:formula="of:=[.F60]/1000000" office:value-type="float" office:value="995.328" calcext:value-type="float">
            <text:p>995.328</text:p>
          </table:table-cell>
          <table:table-cell table:formula="of:=[.F60]/1000000000" office:value-type="float" office:value="0.995328" calcext:value-type="float">
            <text:p>0.995328</text:p>
          </table:table-cell>
          <table:table-cell table:number-columns-repeated="2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61]*[.A61]*[.B61]*[.D61]*2" office:value-type="float" office:value="1244160000" calcext:value-type="float">
            <text:p>1244160000</text:p>
          </table:table-cell>
          <table:table-cell table:formula="of:=[.F61]/1000000" office:value-type="float" office:value="1244.16" calcext:value-type="float">
            <text:p>1244.16</text:p>
          </table:table-cell>
          <table:table-cell table:formula="of:=[.F61]/1000000000" office:value-type="float" office:value="1.24416" calcext:value-type="float">
            <text:p>1.24416</text:p>
          </table:table-cell>
          <table:table-cell table:number-columns-repeated="2"/>
        </table:table-row>
        <table:table-row table:style-name="ro2"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62]*[.A62]*[.B62]*[.D62]*3" office:value-type="float" office:value="1244160000" calcext:value-type="float">
            <text:p>1244160000</text:p>
          </table:table-cell>
          <table:table-cell table:formula="of:=[.F62]/1000000" office:value-type="float" office:value="1244.16" calcext:value-type="float">
            <text:p>1244.16</text:p>
          </table:table-cell>
          <table:table-cell table:formula="of:=[.F62]/1000000000" office:value-type="float" office:value="1.24416" calcext:value-type="float">
            <text:p>1.24416</text:p>
          </table:table-cell>
          <table:table-cell/>
          <table:table-cell table:formula="of:=([.G62]+[.G63]+[.G64]+[.G65])/4" office:value-type="float" office:value="1539.648" calcext:value-type="float">
            <text:p>1539.648</text:p>
          </table:table-cell>
        </table:table-row>
        <table:table-row table:style-name="ro2"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63]*[.A63]*[.B63]*[.D63]*3" office:value-type="float" office:value="1555200000" calcext:value-type="float">
            <text:p>1555200000</text:p>
          </table:table-cell>
          <table:table-cell table:formula="of:=[.F63]/1000000" office:value-type="float" office:value="1555.2" calcext:value-type="float">
            <text:p>1555.2</text:p>
          </table:table-cell>
          <table:table-cell table:formula="of:=[.F63]/1000000000" office:value-type="float" office:value="1.5552" calcext:value-type="float">
            <text:p>1.5552</text:p>
          </table:table-cell>
          <table:table-cell table:number-columns-repeated="2"/>
        </table:table-row>
        <table:table-row table:style-name="ro2"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64]*[.A64]*[.B64]*[.D64]*3" office:value-type="float" office:value="1492992000" calcext:value-type="float">
            <text:p>1492992000</text:p>
          </table:table-cell>
          <table:table-cell table:formula="of:=[.F64]/1000000" office:value-type="float" office:value="1492.992" calcext:value-type="float">
            <text:p>1492.992</text:p>
          </table:table-cell>
          <table:table-cell table:formula="of:=[.F64]/1000000000" office:value-type="float" office:value="1.492992" calcext:value-type="float">
            <text:p>1.492992</text:p>
          </table:table-cell>
          <table:table-cell table:number-columns-repeated="2"/>
        </table:table-row>
        <table:table-row table:style-name="ro2"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65]*[.A65]*[.B65]*[.D65]*3" office:value-type="float" office:value="1866240000" calcext:value-type="float">
            <text:p>1866240000</text:p>
          </table:table-cell>
          <table:table-cell table:formula="of:=[.F65]/1000000" office:value-type="float" office:value="1866.24" calcext:value-type="float">
            <text:p>1866.24</text:p>
          </table:table-cell>
          <table:table-cell table:formula="of:=[.F65]/1000000000" office:value-type="float" office:value="1.86624" calcext:value-type="float">
            <text:p>1.86624</text:p>
          </table:table-cell>
          <table:table-cell table:number-columns-repeated="2"/>
        </table:table-row>
        <table:table-row table:style-name="ro2"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66]*[.A66]*[.B66]*[.D66]*1.5" office:value-type="float" office:value="1105920000" calcext:value-type="float">
            <text:p>1105920000</text:p>
          </table:table-cell>
          <table:table-cell table:formula="of:=[.F66]/1000000" office:value-type="float" office:value="1105.92" calcext:value-type="float">
            <text:p>1105.92</text:p>
          </table:table-cell>
          <table:table-cell table:formula="of:=[.F66]/1000000000" office:value-type="float" office:value="1.10592" calcext:value-type="float">
            <text:p>1.10592</text:p>
          </table:table-cell>
          <table:table-cell/>
          <table:table-cell table:formula="of:=([.G66]+[.G67]+[.G68]+[.G69])/4" office:value-type="float" office:value="1368.576" calcext:value-type="float">
            <text:p>1368.576</text:p>
          </table:table-cell>
        </table:table-row>
        <table:table-row table:style-name="ro2"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440" calcext:value-type="float">
            <text:p>144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67]*[.A67]*[.B67]*[.D67]*1.5" office:value-type="float" office:value="1382400000" calcext:value-type="float">
            <text:p>1382400000</text:p>
          </table:table-cell>
          <table:table-cell table:formula="of:=[.F67]/1000000" office:value-type="float" office:value="1382.4" calcext:value-type="float">
            <text:p>1382.4</text:p>
          </table:table-cell>
          <table:table-cell table:formula="of:=[.F67]/1000000000" office:value-type="float" office:value="1.3824" calcext:value-type="float">
            <text:p>1.3824</text:p>
          </table:table-cell>
          <table:table-cell table:number-columns-repeated="2"/>
        </table:table-row>
        <table:table-row table:style-name="ro2"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68]*[.A68]*[.B68]*[.D68]*1.5" office:value-type="float" office:value="1327104000" calcext:value-type="float">
            <text:p>1327104000</text:p>
          </table:table-cell>
          <table:table-cell table:formula="of:=[.F68]/1000000" office:value-type="float" office:value="1327.104" calcext:value-type="float">
            <text:p>1327.104</text:p>
          </table:table-cell>
          <table:table-cell table:formula="of:=[.F68]/1000000000" office:value-type="float" office:value="1.327104" calcext:value-type="float">
            <text:p>1.327104</text:p>
          </table:table-cell>
          <table:table-cell table:number-columns-repeated="2"/>
        </table:table-row>
        <table:table-row table:style-name="ro2"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440" calcext:value-type="float">
            <text:p>14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69]*[.A69]*[.B69]*[.D69]*1.5" office:value-type="float" office:value="1658880000" calcext:value-type="float">
            <text:p>1658880000</text:p>
          </table:table-cell>
          <table:table-cell table:formula="of:=[.F69]/1000000" office:value-type="float" office:value="1658.88" calcext:value-type="float">
            <text:p>1658.88</text:p>
          </table:table-cell>
          <table:table-cell table:formula="of:=[.F69]/1000000000" office:value-type="float" office:value="1.65888" calcext:value-type="float">
            <text:p>1.65888</text:p>
          </table:table-cell>
          <table:table-cell table:number-columns-repeated="2"/>
        </table:table-row>
        <table:table-row table:style-name="ro2"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70]*[.A70]*[.B70]*[.D70]*1.5" office:value-type="float" office:value="1105920000" calcext:value-type="float">
            <text:p>1105920000</text:p>
          </table:table-cell>
          <table:table-cell table:formula="of:=[.F70]/1000000" office:value-type="float" office:value="1105.92" calcext:value-type="float">
            <text:p>1105.92</text:p>
          </table:table-cell>
          <table:table-cell table:formula="of:=[.F70]/1000000000" office:value-type="float" office:value="1.10592" calcext:value-type="float">
            <text:p>1.10592</text:p>
          </table:table-cell>
          <table:table-cell/>
          <table:table-cell table:formula="of:=([.G70]+[.G71]+[.G72]+[.G73])/4" office:value-type="float" office:value="1368.576" calcext:value-type="float">
            <text:p>1368.576</text:p>
          </table:table-cell>
        </table:table-row>
        <table:table-row table:style-name="ro2"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71]*[.A71]*[.B71]*[.D71]*1.5" office:value-type="float" office:value="1382400000" calcext:value-type="float">
            <text:p>1382400000</text:p>
          </table:table-cell>
          <table:table-cell table:formula="of:=[.F71]/1000000" office:value-type="float" office:value="1382.4" calcext:value-type="float">
            <text:p>1382.4</text:p>
          </table:table-cell>
          <table:table-cell table:formula="of:=[.F71]/1000000000" office:value-type="float" office:value="1.3824" calcext:value-type="float">
            <text:p>1.3824</text:p>
          </table:table-cell>
          <table:table-cell table:number-columns-repeated="2"/>
        </table:table-row>
        <table:table-row table:style-name="ro2"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72]*[.A72]*[.B72]*[.D72]*1.5" office:value-type="float" office:value="1327104000" calcext:value-type="float">
            <text:p>1327104000</text:p>
          </table:table-cell>
          <table:table-cell table:formula="of:=[.F72]/1000000" office:value-type="float" office:value="1327.104" calcext:value-type="float">
            <text:p>1327.104</text:p>
          </table:table-cell>
          <table:table-cell table:formula="of:=[.F72]/1000000000" office:value-type="float" office:value="1.327104" calcext:value-type="float">
            <text:p>1.327104</text:p>
          </table:table-cell>
          <table:table-cell table:number-columns-repeated="2"/>
        </table:table-row>
        <table:table-row table:style-name="ro2"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73]*[.A73]*[.B73]*[.D73]*1.5" office:value-type="float" office:value="1658880000" calcext:value-type="float">
            <text:p>1658880000</text:p>
          </table:table-cell>
          <table:table-cell table:formula="of:=[.F73]/1000000" office:value-type="float" office:value="1658.88" calcext:value-type="float">
            <text:p>1658.88</text:p>
          </table:table-cell>
          <table:table-cell table:formula="of:=[.F73]/1000000000" office:value-type="float" office:value="1.65888" calcext:value-type="float">
            <text:p>1.65888</text:p>
          </table:table-cell>
          <table:table-cell table:number-columns-repeated="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74]*[.A74]*[.B74]*[.D74]*2" office:value-type="float" office:value="1474560000" calcext:value-type="float">
            <text:p>1474560000</text:p>
          </table:table-cell>
          <table:table-cell table:formula="of:=[.F74]/1000000" office:value-type="float" office:value="1474.56" calcext:value-type="float">
            <text:p>1474.56</text:p>
          </table:table-cell>
          <table:table-cell table:formula="of:=[.F74]/1000000000" office:value-type="float" office:value="1.47456" calcext:value-type="float">
            <text:p>1.47456</text:p>
          </table:table-cell>
          <table:table-cell/>
          <table:table-cell table:formula="of:=([.G74]+[.G75]+[.G76]+[.G77])/4" office:value-type="float" office:value="1824.768" calcext:value-type="float">
            <text:p>1824.768</text:p>
          </table:table-cell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75]*[.A75]*[.B75]*[.D75]*2" office:value-type="float" office:value="1843200000" calcext:value-type="float">
            <text:p>1843200000</text:p>
          </table:table-cell>
          <table:table-cell table:formula="of:=[.F75]/1000000" office:value-type="float" office:value="1843.2" calcext:value-type="float">
            <text:p>1843.2</text:p>
          </table:table-cell>
          <table:table-cell table:formula="of:=[.F75]/1000000000" office:value-type="float" office:value="1.8432" calcext:value-type="float">
            <text:p>1.8432</text:p>
          </table:table-cell>
          <table:table-cell table:number-columns-repeated="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76]*[.A76]*[.B76]*[.D76]*2" office:value-type="float" office:value="1769472000" calcext:value-type="float">
            <text:p>1769472000</text:p>
          </table:table-cell>
          <table:table-cell table:formula="of:=[.F76]/1000000" office:value-type="float" office:value="1769.472" calcext:value-type="float">
            <text:p>1769.472</text:p>
          </table:table-cell>
          <table:table-cell table:formula="of:=[.F76]/1000000000" office:value-type="float" office:value="1.769472" calcext:value-type="float">
            <text:p>1.769472</text:p>
          </table:table-cell>
          <table:table-cell table:number-columns-repeated="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77]*[.A77]*[.B77]*[.D77]*2" office:value-type="float" office:value="2211840000" calcext:value-type="float">
            <text:p>2211840000</text:p>
          </table:table-cell>
          <table:table-cell table:formula="of:=[.F77]/1000000" office:value-type="float" office:value="2211.84" calcext:value-type="float">
            <text:p>2211.84</text:p>
          </table:table-cell>
          <table:table-cell table:formula="of:=[.F77]/1000000000" office:value-type="float" office:value="2.21184" calcext:value-type="float">
            <text:p>2.21184</text:p>
          </table:table-cell>
          <table:table-cell table:number-columns-repeated="2"/>
        </table:table-row>
        <table:table-row table:style-name="ro2"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78]*[.A78]*[.B78]*[.D78]*3" office:value-type="float" office:value="2211840000" calcext:value-type="float">
            <text:p>2211840000</text:p>
          </table:table-cell>
          <table:table-cell table:formula="of:=[.F78]/1000000" office:value-type="float" office:value="2211.84" calcext:value-type="float">
            <text:p>2211.84</text:p>
          </table:table-cell>
          <table:table-cell table:formula="of:=[.F78]/1000000000" office:value-type="float" office:value="2.21184" calcext:value-type="float">
            <text:p>2.21184</text:p>
          </table:table-cell>
          <table:table-cell/>
          <table:table-cell table:formula="of:=([.G78]+[.G79]+[.G80]+[.G81])/4" office:value-type="float" office:value="2737.152" calcext:value-type="float">
            <text:p>2737.152</text:p>
          </table:table-cell>
        </table:table-row>
        <table:table-row table:style-name="ro2"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79]*[.A79]*[.B79]*[.D79]*3" office:value-type="float" office:value="2764800000" calcext:value-type="float">
            <text:p>2764800000</text:p>
          </table:table-cell>
          <table:table-cell table:formula="of:=[.F79]/1000000" office:value-type="float" office:value="2764.8" calcext:value-type="float">
            <text:p>2764.8</text:p>
          </table:table-cell>
          <table:table-cell table:formula="of:=[.F79]/1000000000" office:value-type="float" office:value="2.7648" calcext:value-type="float">
            <text:p>2.7648</text:p>
          </table:table-cell>
          <table:table-cell table:number-columns-repeated="2"/>
        </table:table-row>
        <table:table-row table:style-name="ro2"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80]*[.A80]*[.B80]*[.D80]*3" office:value-type="float" office:value="2654208000" calcext:value-type="float">
            <text:p>2654208000</text:p>
          </table:table-cell>
          <table:table-cell table:formula="of:=[.F80]/1000000" office:value-type="float" office:value="2654.208" calcext:value-type="float">
            <text:p>2654.208</text:p>
          </table:table-cell>
          <table:table-cell table:formula="of:=[.F80]/1000000000" office:value-type="float" office:value="2.654208" calcext:value-type="float">
            <text:p>2.654208</text:p>
          </table:table-cell>
          <table:table-cell table:number-columns-repeated="2"/>
        </table:table-row>
        <table:table-row table:style-name="ro2"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81]*[.A81]*[.B81]*[.D81]*3" office:value-type="float" office:value="3317760000" calcext:value-type="float">
            <text:p>3317760000</text:p>
          </table:table-cell>
          <table:table-cell table:formula="of:=[.F81]/1000000" office:value-type="float" office:value="3317.76" calcext:value-type="float">
            <text:p>3317.76</text:p>
          </table:table-cell>
          <table:table-cell table:formula="of:=[.F81]/1000000000" office:value-type="float" office:value="3.31776" calcext:value-type="float">
            <text:p>3.31776</text:p>
          </table:table-cell>
          <table:table-cell table:number-columns-repeated="2"/>
        </table:table-row>
        <table:table-row table:style-name="ro2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82]*[.A82]*[.B82]*[.D82]*1.5" office:value-type="float" office:value="2654208000" calcext:value-type="float">
            <text:p>2654208000</text:p>
          </table:table-cell>
          <table:table-cell table:formula="of:=[.F82]/1000000" office:value-type="float" office:value="2654.208" calcext:value-type="float">
            <text:p>2654.208</text:p>
          </table:table-cell>
          <table:table-cell table:formula="of:=[.F82]/1000000000" office:value-type="float" office:value="2.654208" calcext:value-type="float">
            <text:p>2.654208</text:p>
          </table:table-cell>
          <table:table-cell/>
          <table:table-cell table:formula="of:=([.G82]+[.G83]+[.G84]+[.G85])/4" office:value-type="float" office:value="3284.5824" calcext:value-type="float">
            <text:p>3284.5824</text:p>
          </table:table-cell>
        </table:table-row>
        <table:table-row table:style-name="ro2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1 1</text:p>
          </table:table-cell>
          <table:table-cell table:formula="of:=[.C83]*[.A83]*[.B83]*[.D83]*1.5" office:value-type="float" office:value="3317760000" calcext:value-type="float">
            <text:p>3317760000</text:p>
          </table:table-cell>
          <table:table-cell table:formula="of:=[.F83]/1000000" office:value-type="float" office:value="3317.76" calcext:value-type="float">
            <text:p>3317.76</text:p>
          </table:table-cell>
          <table:table-cell table:formula="of:=[.F83]/1000000000" office:value-type="float" office:value="3.31776" calcext:value-type="float">
            <text:p>3.31776</text:p>
          </table:table-cell>
          <table:table-cell table:number-columns-repeated="2"/>
        </table:table-row>
        <table:table-row table:style-name="ro2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84]*[.A84]*[.B84]*[.D84]*1.5" office:value-type="float" office:value="3185049600" calcext:value-type="float">
            <text:p>3185049600</text:p>
          </table:table-cell>
          <table:table-cell table:formula="of:=[.F84]/1000000" office:value-type="float" office:value="3185.0496" calcext:value-type="float">
            <text:p>3185.0496</text:p>
          </table:table-cell>
          <table:table-cell table:formula="of:=[.F84]/1000000000" office:value-type="float" office:value="3.1850496" calcext:value-type="float">
            <text:p>3.1850496</text:p>
          </table:table-cell>
          <table:table-cell table:number-columns-repeated="2"/>
        </table:table-row>
        <table:table-row table:style-name="ro2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1 1</text:p>
          </table:table-cell>
          <table:table-cell table:formula="of:=[.C85]*[.A85]*[.B85]*[.D85]*1.5" office:value-type="float" office:value="3981312000" calcext:value-type="float">
            <text:p>3981312000</text:p>
          </table:table-cell>
          <table:table-cell table:formula="of:=[.F85]/1000000" office:value-type="float" office:value="3981.312" calcext:value-type="float">
            <text:p>3981.312</text:p>
          </table:table-cell>
          <table:table-cell table:formula="of:=[.F85]/1000000000" office:value-type="float" office:value="3.981312" calcext:value-type="float">
            <text:p>3.981312</text:p>
          </table:table-cell>
          <table:table-cell table:number-columns-repeated="2"/>
        </table:table-row>
        <table:table-row table:style-name="ro2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86]*[.A86]*[.B86]*[.D86]*1.5" office:value-type="float" office:value="2654208000" calcext:value-type="float">
            <text:p>2654208000</text:p>
          </table:table-cell>
          <table:table-cell table:formula="of:=[.F86]/1000000" office:value-type="float" office:value="2654.208" calcext:value-type="float">
            <text:p>2654.208</text:p>
          </table:table-cell>
          <table:table-cell table:formula="of:=[.F86]/1000000000" office:value-type="float" office:value="2.654208" calcext:value-type="float">
            <text:p>2.654208</text:p>
          </table:table-cell>
          <table:table-cell/>
          <table:table-cell table:formula="of:=([.G86]+[.G87]+[.G88]+[.G89])/4" office:value-type="float" office:value="3284.5824" calcext:value-type="float">
            <text:p>3284.5824</text:p>
          </table:table-cell>
        </table:table-row>
        <table:table-row table:style-name="ro2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87]*[.A87]*[.B87]*[.D87]*1.5" office:value-type="float" office:value="3317760000" calcext:value-type="float">
            <text:p>3317760000</text:p>
          </table:table-cell>
          <table:table-cell table:formula="of:=[.F87]/1000000" office:value-type="float" office:value="3317.76" calcext:value-type="float">
            <text:p>3317.76</text:p>
          </table:table-cell>
          <table:table-cell table:formula="of:=[.F87]/1000000000" office:value-type="float" office:value="3.31776" calcext:value-type="float">
            <text:p>3.31776</text:p>
          </table:table-cell>
          <table:table-cell table:number-columns-repeated="2"/>
        </table:table-row>
        <table:table-row table:style-name="ro2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88]*[.A88]*[.B88]*[.D88]*1.5" office:value-type="float" office:value="3185049600" calcext:value-type="float">
            <text:p>3185049600</text:p>
          </table:table-cell>
          <table:table-cell table:formula="of:=[.F88]/1000000" office:value-type="float" office:value="3185.0496" calcext:value-type="float">
            <text:p>3185.0496</text:p>
          </table:table-cell>
          <table:table-cell table:formula="of:=[.F88]/1000000000" office:value-type="float" office:value="3.1850496" calcext:value-type="float">
            <text:p>3.1850496</text:p>
          </table:table-cell>
          <table:table-cell table:number-columns-repeated="2"/>
        </table:table-row>
        <table:table-row table:style-name="ro2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 2 0</text:p>
          </table:table-cell>
          <table:table-cell table:style-name="ce2" table:formula="of:=[.C89]*[.A89]*[.B89]*[.D89]*1.5" office:value-type="float" office:value="3981312000" calcext:value-type="float">
            <text:p>3981312000</text:p>
          </table:table-cell>
          <table:table-cell table:formula="of:=[.F89]/1000000" office:value-type="float" office:value="3981.312" calcext:value-type="float">
            <text:p>3981.312</text:p>
          </table:table-cell>
          <table:table-cell table:formula="of:=[.F89]/1000000000" office:value-type="float" office:value="3.981312" calcext:value-type="float">
            <text:p>3.981312</text:p>
          </table:table-cell>
          <table:table-cell table:number-columns-repeated="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90]*[.A90]*[.B90]*[.D90]*2" office:value-type="float" office:value="3538944000" calcext:value-type="float">
            <text:p>3538944000</text:p>
          </table:table-cell>
          <table:table-cell table:formula="of:=[.F90]/1000000" office:value-type="float" office:value="3538.944" calcext:value-type="float">
            <text:p>3538.944</text:p>
          </table:table-cell>
          <table:table-cell table:formula="of:=[.F90]/1000000000" office:value-type="float" office:value="3.538944" calcext:value-type="float">
            <text:p>3.538944</text:p>
          </table:table-cell>
          <table:table-cell/>
          <table:table-cell table:formula="of:=([.G90]+[.G91]+[.G92]+[.G93])/4" office:value-type="float" office:value="4379.4432" calcext:value-type="float">
            <text:p>4379.443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91]*[.A91]*[.B91]*[.D91]*2" office:value-type="float" office:value="4423680000" calcext:value-type="float">
            <text:p>4423680000</text:p>
          </table:table-cell>
          <table:table-cell table:formula="of:=[.F91]/1000000" office:value-type="float" office:value="4423.68" calcext:value-type="float">
            <text:p>4423.68</text:p>
          </table:table-cell>
          <table:table-cell table:formula="of:=[.F91]/1000000000" office:value-type="float" office:value="4.42368" calcext:value-type="float">
            <text:p>4.42368</text:p>
          </table:table-cell>
          <table:table-cell table:number-columns-repeated="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92]*[.A92]*[.B92]*[.D92]*2" office:value-type="float" office:value="4246732800" calcext:value-type="float">
            <text:p>4246732800</text:p>
          </table:table-cell>
          <table:table-cell table:formula="of:=[.F92]/1000000" office:value-type="float" office:value="4246.7328" calcext:value-type="float">
            <text:p>4246.7328</text:p>
          </table:table-cell>
          <table:table-cell table:formula="of:=[.F92]/1000000000" office:value-type="float" office:value="4.2467328" calcext:value-type="float">
            <text:p>4.2467328</text:p>
          </table:table-cell>
          <table:table-cell table:number-columns-repeated="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2 2</text:p>
          </table:table-cell>
          <table:table-cell table:style-name="ce3" table:formula="of:=[.C93]*[.A93]*[.B93]*[.D93]*2" office:value-type="float" office:value="5308416000" calcext:value-type="float">
            <text:p>5308416000</text:p>
          </table:table-cell>
          <table:table-cell table:formula="of:=[.F93]/1000000" office:value-type="float" office:value="5308.416" calcext:value-type="float">
            <text:p>5308.416</text:p>
          </table:table-cell>
          <table:table-cell table:formula="of:=[.F93]/1000000000" office:value-type="float" office:value="5.308416" calcext:value-type="float">
            <text:p>5.308416</text:p>
          </table:table-cell>
          <table:table-cell table:number-columns-repeated="2"/>
        </table:table-row>
        <table:table-row table:style-name="ro2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94]*[.A94]*[.B94]*[.D94]*3" office:value-type="float" office:value="5308416000" calcext:value-type="float">
            <text:p>5308416000</text:p>
          </table:table-cell>
          <table:table-cell table:formula="of:=[.F94]/1000000" office:value-type="float" office:value="5308.416" calcext:value-type="float">
            <text:p>5308.416</text:p>
          </table:table-cell>
          <table:table-cell table:formula="of:=[.F94]/1000000000" office:value-type="float" office:value="5.308416" calcext:value-type="float">
            <text:p>5.308416</text:p>
          </table:table-cell>
          <table:table-cell/>
          <table:table-cell table:formula="of:=([.G94]+[.G95]+[.G96]+[.G97])/4" office:value-type="float" office:value="6569.1648" calcext:value-type="float">
            <text:p>6569.1648</text:p>
          </table:table-cell>
        </table:table-row>
        <table:table-row table:style-name="ro2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95]*[.A95]*[.B95]*[.D95]*3" office:value-type="float" office:value="6635520000" calcext:value-type="float">
            <text:p>6635520000</text:p>
          </table:table-cell>
          <table:table-cell table:formula="of:=[.F95]/1000000" office:value-type="float" office:value="6635.52" calcext:value-type="float">
            <text:p>6635.52</text:p>
          </table:table-cell>
          <table:table-cell table:formula="of:=[.F95]/1000000000" office:value-type="float" office:value="6.63552" calcext:value-type="float">
            <text:p>6.63552</text:p>
          </table:table-cell>
          <table:table-cell table:number-columns-repeated="2"/>
        </table:table-row>
        <table:table-row table:style-name="ro2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96]*[.A96]*[.B96]*[.D96]*3" office:value-type="float" office:value="6370099200" calcext:value-type="float">
            <text:p>6370099200</text:p>
          </table:table-cell>
          <table:table-cell table:formula="of:=[.F96]/1000000" office:value-type="float" office:value="6370.0992" calcext:value-type="float">
            <text:p>6370.0992</text:p>
          </table:table-cell>
          <table:table-cell table:formula="of:=[.F96]/1000000000" office:value-type="float" office:value="6.3700992" calcext:value-type="float">
            <text:p>6.3700992</text:p>
          </table:table-cell>
          <table:table-cell table:number-columns-repeated="2"/>
        </table:table-row>
        <table:table-row table:style-name="ro2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 4 4</text:p>
          </table:table-cell>
          <table:table-cell table:style-name="ce4" table:formula="of:=[.C97]*[.A97]*[.B97]*[.D97]*3" office:value-type="float" office:value="7962624000" calcext:value-type="float">
            <text:p>7962624000</text:p>
          </table:table-cell>
          <table:table-cell table:formula="of:=[.F97]/1000000" office:value-type="float" office:value="7962.624" calcext:value-type="float">
            <text:p>7962.624</text:p>
          </table:table-cell>
          <table:table-cell table:formula="of:=[.F97]/1000000000" office:value-type="float" office:value="7.962624" calcext:value-type="float">
            <text:p>7.9626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7:47:39.430883839</meta:creation-date>
    <dc:date>2015-02-20T19:12:34.273652107</dc:date>
    <meta:editing-duration>PT23M54S</meta:editing-duration>
    <meta:editing-cycles>1</meta:editing-cycles>
    <meta:document-statistic meta:table-count="1" meta:cell-count="801" meta:object-count="0"/>
    <meta:generator>LibreOffice/4.2.7.2$Linux_X86_64 LibreOffice_project/420m0$Build-2</meta:generator>
  </office:meta>
</office:document-meta>
</file>